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 style:family="paragraph" style:parent-style-name="Standard">
      <style:paragraph-properties fo:text-align="justify" style:justify-single-word="false"/>
    </style:style>
    <style:style style:name="P3" style:family="paragraph" style:parent-style-name="Standard">
      <style:paragraph-properties fo:margin-left="0in" fo:margin-right="0in" fo:text-align="justify" style:justify-single-word="false" fo:text-indent="0in" style:auto-text-indent="false"/>
      <style:text-properties fo:color="#ff0000" fo:font-size="12pt" fo:font-weight="bold" style:font-size-asian="12pt" style:font-weight-asian="bold" style:font-size-complex="12pt"/>
    </style:style>
    <style:style style:name="P4" style:family="paragraph" style:parent-style-name="Standard">
      <style:paragraph-properties fo:margin-left="0in" fo:margin-right="0in" fo:text-align="justify" style:justify-single-word="false" fo:text-indent="0in" style:auto-text-indent="false"/>
    </style:style>
    <style:style style:name="P5" style:family="paragraph" style:parent-style-name="Standard">
      <style:paragraph-properties fo:margin-left="0in" fo:margin-right="0in" fo:text-align="justify" style:justify-single-word="false" fo:text-indent="0in" style:auto-text-indent="false"/>
      <style:text-properties fo:font-size="12pt" fo:font-weight="bold" style:font-size-asian="12pt" style:font-weight-asian="bold" style:font-size-complex="12pt"/>
    </style:style>
    <style:style style:name="P6"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7" style:family="paragraph" style:parent-style-name="Standard" style:list-style-name="WWNum1">
      <style:paragraph-properties fo:margin-left="0.5in" fo:margin-right="0in" fo:text-align="justify" style:justify-single-word="false" fo:text-indent="-0.25in" style:auto-text-indent="false"/>
    </style:style>
    <style:style style:name="P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text-properties fo:color="#ff0000" fo:font-size="12pt" fo:font-weight="bold" style:font-size-asian="12pt" style:font-weight-asian="bold" style:font-size-complex="12pt"/>
    </style:style>
    <style:style style:name="P10" style:family="paragraph" style:parent-style-name="Standard" style:master-page-name="Standard">
      <style:paragraph-properties fo:text-align="center" style:justify-single-word="false" style:page-number="1"/>
    </style:style>
    <style:style style:name="T1" style:family="text">
      <style:text-properties fo:color="#ff0000" fo:font-size="12pt" fo:font-weight="bold" style:font-size-asian="12pt" style:font-weight-asian="bold" style:font-size-complex="12pt"/>
    </style:style>
    <style:style style:name="T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REQUISITOS DE SOFTWARE</text:span></text:p>
      <text:p text:style-name="P3"/>
      <text:p text:style-name="P4"><text:span text:style-name="T1">DESCRIÇÃO INICIAL DO SISTEMA</text:span></text:p>
      <text:p text:style-name="P5"/>
      <text:list xml:id="list3524036308" text:style-name="WWNum1">
        <text:list-item>
          <text:p text:style-name="P7"><text:span text:style-name="T2">O que? Inicialmente será uma aplicação Web.</text:span></text:p>
        </text:list-item>
        <text:list-item>
          <text:p text:style-name="P7"><text:span text:style-name="T2">Pra que? Criar e compartilhar listas de desejos.</text:span></text:p>
        </text:list-item>
        <text:list-item>
          <text:p text:style-name="P7"><text:span text:style-name="T2">Por que? Concentrar desejos de vários sites diferentes em uma única página/link.</text:span></text:p>
        </text:list-item>
        <text:list-item>
          <text:p text:style-name="P7"><text:span text:style-name="T2">Como? Seguindo mesmo modelo de listar itens, como por exemplo o My Anime List</text:span></text:p>
        </text:list-item>
      </text:list>
      <text:p text:style-name="P5"/>
      <text:p text:style-name="P1"/>
      <text:p text:style-name="P4"><text:span text:style-name="T1">LEVANTAMENTO DOS REQUISITOS DO SISTEMA</text:span></text:p>
      <text:p text:style-name="P3"/>
      <text:p text:style-name="P4"><text:span text:style-name="T1">FUNCIONALIDADES</text:span></text:p>
      <text:p text:style-name="P4"><text:span text:style-name="T2">O sistema irá permitir que o usuário cadastre itens em sua página, informando dados básicos como nome, site, link para comprar e imagem. Essa adição será feita toda vez que o usuário apertar no botão de acrescentar. O sistema deverá ser modificado e aperfeiçoado quando atingir o objetivo inicial, que seria listar vários itens de sites diferentes. </text:span></text:p>
      <text:p text:style-name="P6"/>
      <text:p text:style-name="P8"><text:span text:style-name="T1">INTERFACES</text:span></text:p>
      <text:p text:style-name="P4"><text:span text:style-name="T2">Os dados de entrada serão preenchidos de forma manual pelo usuário, ou seja, inicialmente não serão trazidos de outro sistema. Os dados de saída não serão encaminhados para nenhum outro sistema, ficarão armazenados no banco de dados apenas. Por enquanto não há um modo pré-estabelecido no qual os dados serão formatados.</text:span></text:p>
      <text:p text:style-name="P6"/>
      <text:p text:style-name="P8"><text:span text:style-name="T1">DOCUMENTAÇÃO</text:span></text:p>
      <text:p text:style-name="P4"><text:span text:style-name="T2">Será necessário apenas um tutorial online, que ficará disponível de forma online no próprio site e explicará a utilização básica do sistema. Esse tutorial será destinado para qualquer pessoa que tenha dificuldade nas operações básicas.</text:span></text:p>
      <text:p text:style-name="P6"/>
      <text:p text:style-name="P8"><text:span text:style-name="T1">DADOS</text:span></text:p>
      <text:p text:style-name="P4"><text:span text:style-name="T2">Todos os dados de entrada e saída serão do tipo string. Não existe fluxo definido ou tempo de armazenamento para cada tipo de dado.</text:span></text:p>
      <text:p text:style-name="P6"/>
      <text:p text:style-name="P8"><text:span text:style-name="T1">RECURSOS</text:span></text:p>
      <text:p text:style-name="P4"><text:soft-page-break/><text:span text:style-name="T2">Para construir a aplicação, será necessário apenas um computador e muita disposição do desenvolvedor. Para manter o sistema funcionando, será necessário o pagamento do Firebase.Os desenvolvedores precisarão conhecer pelo menos o básico de Angular, TypeScript e Firebase. No ambiente de desenvolvimento não será necessário um ambiente físico. Não há limite de tempo para desenvolvimento.</text:span></text:p>
      <text:p text:style-name="P6"/>
      <text:p text:style-name="P8"><text:span text:style-name="T1">SEGURANÇA</text:span></text:p>
      <text:p text:style-name="P4"><text:span text:style-name="T2">Deverão ser feitos backups diários, reduzindo o risco de perda de dados para apenas algumas poucas horas. As cópias de segurança deverão ser armazenadas em um outro local, por questões de segurança. </text:span></text:p>
      <text:p text:style-name="P6"/>
      <text:p text:style-name="P8"><text:span text:style-name="T1">GARANTIA DA QUALIDADE</text:span></text:p>
      <text:p text:style-name="P4"><text:span text:style-name="T2">O sistema deve estar sempre disponível. Também deverá ocorrer pelo menos uma manutenção a cada um mês, inicialmente. Serão criados logs para acompanhamento de possíveis erros que possam ocorrer no sistema. As manutenções além de corretivas, também serão adaptativas e perfectivas.</text:span></text:p>
      <text:p text:style-name="P6"/>
      <text:p text:style-name="P8"><text:span text:style-name="T1">REGISTRO DAS FUNCIONALIDADES</text:span></text:p>
      <text:p text:style-name="P9"/>
      <text:p text:style-name="P8"><text:span text:style-name="T1">REQUISITOS FUNCIONAIS</text:span></text:p>
      <text:p text:style-name="P4"><text:span text:style-name="T2">[RF001] O sistema deve </text:span><text:span text:style-name="T1">Permitir o cadastro de registros de itens</text:span></text:p>
      <text:p text:style-name="P4"><text:span text:style-name="T2">[RF002] O sistema deve </text:span><text:span text:style-name="T1">Permitir que o usuário crie um link e compartilhe</text:span></text:p>
      <text:p text:style-name="P2"><text:span text:style-name="T2">[RF003] O sistema deve </text:span><text:span text:style-name="T1">Permitir a exclusão de registros de itens</text:span></text:p>
      <text:p text:style-name="P2"><text:span text:style-name="T2">[RF004] O sistema deve </text:span><text:span text:style-name="T1">Permitir a alteração de registros de itens</text:span></text:p>
      <text:p text:style-name="P2"><text:span text:style-name="T2">[RF005] O sistema deve </text:span><text:span text:style-name="T1">Permitir adicionar imagens nos registros de itens</text:span></text:p>
      <text:p text:style-name="P6"/>
      <text:p text:style-name="P8"><text:span text:style-name="T1">REQUISITOS NÃO FUNCIONAIS</text:span></text:p>
      <text:p text:style-name="P4"><text:span text:style-name="T2">[NF001] O sistema deve </text:span><text:span text:style-name="T1">Ser fácil de utilizar</text:span></text:p>
      <text:p text:style-name="P4"><text:span text:style-name="T2">[NF002] O sistema deve </text:span><text:span text:style-name="T1">Ter fácil manutenção</text:span></text:p>
      <text:p text:style-name="P2"><text:span text:style-name="T2">[NF003] O sistema deve </text:span><text:span text:style-name="T1">Ser fácil de implementar novas funcionalidades</text:span></text:p>
      <text:p text:style-name="P2"><text:span text:style-name="T2">[NF004] O sistema deve </text:span><text:span text:style-name="T1">Estar sempre disponível</text:span></text:p>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3" meta:word-count="457" meta:character-count="2937" meta:non-whitespace-character-count="2515"/>
    <meta:generator>LibreOfficeDev/6.0.5.2$Linux_X86_64 LibreOffice_project/</meta:generator>
  </office:meta>
</office:document-meta>
</file>